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7.832cm"/>
    </style:style>
    <style:style style:name="co3" style:family="table-column">
      <style:table-column-properties fo:break-before="auto" style:column-width="9.79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5.874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17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alid_20_Rows">
      <style:table-properties table:display="true" style:writing-mode="lr-tb"/>
    </style:style>
    <style:style style:name="ta2" style:family="table" style:master-page-name="PageStyle_5f_Vulnerabilitie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ulnerabilities.$B$2:.$B$31])" table:allow-empty-cell="true" table:display-list="unsorted" table:base-cell-address="Vulnerabilities.C2">
          <table:error-message table:message-type="stop" table:title="Invalid Option" table:display="true">
            <text:p>Please select a valid vulnerability.</text:p>
          </table:error-message>
        </table:content-validation>
      </table:content-validations>
      <table:table table:name="Valid Row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ext:p>vul_id</text:p>
          </table:table-cell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vul_title</text:p>
          </table:table-cell>
          <table:table-cell table:style-name="ce1" office:value-type="string" calcext:value-type="string">
            <text:p>affected_url</text:p>
          </table:table-cell>
          <table:table-cell table:style-name="ce1" office:value-type="string" calcext:value-type="string">
            <text:p>risk_rating</text:p>
          </table:table-cell>
          <table:table-cell table:style-name="ce1" office:value-type="string" calcext:value-type="string">
            <text:p>affected_parameter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on</text:p>
          </table:table-cell>
          <table:table-cell table:style-name="ce1" office:value-type="string" calcext:value-type="string">
            <text:p>updated_on</text:p>
          </table:table-cell>
          <table:table-cell table:style-name="ce1" office:value-type="string" calcext:value-type="string">
            <text:p>deleted_on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http://example.com/vuln/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17" calcext:value-type="date">
            <text:p>21/05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http://example.com/vuln/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17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3T09:55:07.492" calcext:value-type="date">
            <text:p>23/03/2025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lickjacking</text:p>
          </table:table-cell>
          <table:table-cell office:value-type="string" calcext:value-type="string">
            <text:p>http://example.com/vuln/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lickjack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17" calcext:value-type="date">
            <text:p>21/05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File Permissions</text:p>
          </table:table-cell>
          <table:table-cell office:value-type="string" calcext:value-type="string">
            <text:p>http://example.com/vuln/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File Permission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17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http://example.com/vuln/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17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http://example.com/vuln/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18" calcext:value-type="date">
            <text:p>21/05/2025</text:p>
          </table:table-cell>
          <table:table-cell table:style-name="ce2" office:value-type="date" office:date-value="2025-03-14T09:55:07.492" calcext:value-type="date">
            <text:p>14/03/2025</text:p>
          </table:table-cell>
          <table:table-cell table:style-name="ce2" office:value-type="date" office:date-value="2025-03-20T09:55:07.492" calcext:value-type="date">
            <text:p>20/03/2025</text:p>
          </table:table-cell>
          <table:table-cell table:number-columns-repeated="1637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content-validation-name="val1" office:value-type="string" calcext:value-type="string">
            <text:p>XML External Entity (XXE) Injection</text:p>
          </table:table-cell>
          <table:table-cell office:value-type="string" calcext:value-type="string">
            <text:p>http://example.com/vuln/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XML External Entity (XXE) Injec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18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http://example.com/vuln/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18" calcext:value-type="date">
            <text:p>21/05/2025</text:p>
          </table:table-cell>
          <table:table-cell table:style-name="ce2" office:value-type="date" office:date-value="2025-03-03T09:55:07.492" calcext:value-type="date">
            <text:p>03/03/2025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http://example.com/vuln/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18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http://example.com/vuln/10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18" calcext:value-type="date">
            <text:p>21/05/2025</text:p>
          </table:table-cell>
          <table:table-cell table:style-name="ce2" office:value-type="date" office:date-value="2025-05-26T09:55:07.492" calcext:value-type="date">
            <text:p>26/05/2025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http://example.com/vuln/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5-08T09:55:07.492" calcext:value-type="date">
            <text:p>08/05/2025</text:p>
          </table:table-cell>
          <table:table-cell table:style-name="ce2" office:value-type="date" office:date-value="2025-05-09T09:55:07.492" calcext:value-type="date">
            <text:p>09/05/2025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http://example.com/vuln/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3-28T09:55:07.492" calcext:value-type="date">
            <text:p>28/03/2025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Broken Authentication and Session Management</text:p>
          </table:table-cell>
          <table:table-cell office:value-type="string" calcext:value-type="string">
            <text:p>http://example.com/vuln/13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Broken Authentication and Session Management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4-22T09:55:07.492" calcext:value-type="date">
            <text:p>22/04/2025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Access Control</text:p>
          </table:table-cell>
          <table:table-cell office:value-type="string" calcext:value-type="string">
            <text:p>http://example.com/vuln/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Access Control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style-name="ce2" office:value-type="date" office:date-value="2025-03-27T09:55:07.492" calcext:value-type="date">
            <text:p>27/03/2025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http://example.com/vuln/1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5-01T09:55:07.492" calcext:value-type="date">
            <text:p>0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http://example.com/vuln/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3-26T09:55:07.492" calcext:value-type="date">
            <text:p>26/03/2025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pen Redirects</text:p>
          </table:table-cell>
          <table:table-cell office:value-type="string" calcext:value-type="string">
            <text:p>http://example.com/vuln/17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Open Redirect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19" calcext:value-type="date">
            <text:p>21/05/2025</text:p>
          </table:table-cell>
          <table:table-cell table:style-name="ce2" office:value-type="date" office:date-value="2025-02-22T09:55:07.492" calcext:value-type="date">
            <text:p>22/02/2025</text:p>
          </table:table-cell>
          <table:table-cell table:style-name="ce2" office:value-type="date" office:date-value="2025-02-28T09:55:07.492" calcext:value-type="date">
            <text:p>28/02/2025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http://example.com/vuln/1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" calcext:value-type="date">
            <text:p>21/05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http://example.com/vuln/1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" calcext:value-type="date">
            <text:p>21/05/2025</text:p>
          </table:table-cell>
          <table:table-cell table:style-name="ce2" office:value-type="date" office:date-value="2025-03-13T09:55:07.492" calcext:value-type="date">
            <text:p>13/03/2025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http://example.com/vuln/20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" calcext:value-type="date">
            <text:p>21/05/2025</text:p>
          </table:table-cell>
          <table:table-cell table:style-name="ce2" office:value-type="date" office:date-value="2025-03-04T09:55:07.492" calcext:value-type="date">
            <text:p>04/03/2025</text:p>
          </table:table-cell>
          <table:table-cell table:style-name="ce2" office:value-type="date" office:date-value="2025-03-12T09:55:07.492" calcext:value-type="date">
            <text:p>12/03/2025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Unrestricted File Upload</text:p>
          </table:table-cell>
          <table:table-cell office:value-type="string" calcext:value-type="string">
            <text:p>http://example.com/vuln/2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Unrestricted File Uploa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" calcext:value-type="date">
            <text:p>21/05/2025</text:p>
          </table:table-cell>
          <table:table-cell table:style-name="ce2" office:value-type="date" office:date-value="2025-05-29T09:55:07.492" calcext:value-type="date">
            <text:p>29/05/2025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curity Misconfiguration</text:p>
          </table:table-cell>
          <table:table-cell office:value-type="string" calcext:value-type="string">
            <text:p>http://example.com/vuln/2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curity Misconfigur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" calcext:value-type="date">
            <text:p>21/05/2025</text:p>
          </table:table-cell>
          <table:table-cell table:style-name="ce2" office:value-type="date" office:date-value="2025-04-08T09:55:07.492" calcext:value-type="date">
            <text:p>08/04/2025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http://example.com/vuln/2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1" calcext:value-type="date">
            <text:p>21/05/2025</text:p>
          </table:table-cell>
          <table:table-cell table:style-name="ce2" office:value-type="date" office:date-value="2025-04-28T09:55:07.492" calcext:value-type="date">
            <text:p>28/04/2025</text:p>
          </table:table-cell>
          <table:table-cell table:style-name="ce2" office:value-type="date" office:date-value="2025-04-29T09:55:07.492" calcext:value-type="date">
            <text:p>29/04/2025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http://example.com/vuln/2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1" calcext:value-type="date">
            <text:p>21/05/2025</text:p>
          </table:table-cell>
          <table:table-cell table:style-name="ce2" office:value-type="date" office:date-value="2025-04-24T09:55:07.492" calcext:value-type="date">
            <text:p>24/04/2025</text:p>
          </table:table-cell>
          <table:table-cell table:style-name="ce2" office:value-type="date" office:date-value="2025-05-04T09:55:07.492" calcext:value-type="date">
            <text:p>04/05/2025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Cookie Settings</text:p>
          </table:table-cell>
          <table:table-cell office:value-type="string" calcext:value-type="string">
            <text:p>http://example.com/vuln/2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Cookie Setting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1" calcext:value-type="date">
            <text:p>21/05/2025</text:p>
          </table:table-cell>
          <table:table-cell table:style-name="ce2" office:value-type="date" office:date-value="2025-04-09T09:55:07.492" calcext:value-type="date">
            <text:p>09/04/2025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http://example.com/vuln/2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21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Missing Rate Limiting</text:p>
          </table:table-cell>
          <table:table-cell office:value-type="string" calcext:value-type="string">
            <text:p>http://example.com/vuln/2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Missing Rate Limit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21" calcext:value-type="date">
            <text:p>21/05/2025</text:p>
          </table:table-cell>
          <table:table-cell table:style-name="ce2" office:value-type="date" office:date-value="2025-02-27T09:55:07.492" calcext:value-type="date">
            <text:p>27/02/2025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http://example.com/vuln/28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2" calcext:value-type="date">
            <text:p>21/05/2025</text:p>
          </table:table-cell>
          <table:table-cell table:style-name="ce2" office:value-type="date" office:date-value="2025-04-19T09:55:07.492" calcext:value-type="date">
            <text:p>19/04/2025</text:p>
          </table:table-cell>
          <table:table-cell table:style-name="ce2" office:value-type="date" office:date-value="2025-04-23T09:55:07.492" calcext:value-type="date">
            <text:p>23/04/2025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formation Disclosure</text:p>
          </table:table-cell>
          <table:table-cell office:value-type="string" calcext:value-type="string">
            <text:p>http://example.com/vuln/2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formation Disclosure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2" calcext:value-type="date">
            <text:p>21/05/2025</text:p>
          </table:table-cell>
          <table:table-cell table:style-name="ce2" office:value-type="date" office:date-value="2025-05-11T09:55:07.492" calcext:value-type="date">
            <text:p>11/05/2025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QL Injection (SQLi)</text:p>
          </table:table-cell>
          <table:table-cell office:value-type="string" calcext:value-type="string">
            <text:p>http://example.com/vuln/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QL Injection (SQLi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2" calcext:value-type="date">
            <text:p>21/05/2025</text:p>
          </table:table-cell>
          <table:table-cell table:style-name="ce2" office:value-type="date" office:date-value="2025-05-10T09:55:07.492" calcext:value-type="date">
            <text:p>10/05/2025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ory Listing Enabled</text:p>
          </table:table-cell>
          <table:table-cell office:value-type="string" calcext:value-type="string">
            <text:p>http://example.com/vuln/3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Directory Listing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2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sufficient Logging and Monitoring</text:p>
          </table:table-cell>
          <table:table-cell office:value-type="string" calcext:value-type="string">
            <text:p>http://example.com/vuln/3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ufficient Logging and Monitor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mproper Security Headers</text:p>
          </table:table-cell>
          <table:table-cell office:value-type="string" calcext:value-type="string">
            <text:p>http://example.com/vuln/3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Security Header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3-15T09:55:07.492" calcext:value-type="date">
            <text:p>15/03/2025</text:p>
          </table:table-cell>
          <table:table-cell table:style-name="ce2" office:value-type="date" office:date-value="2025-03-18T09:55:07.492" calcext:value-type="date">
            <text:p>18/03/2025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mproper Error Handling</text:p>
          </table:table-cell>
          <table:table-cell office:value-type="string" calcext:value-type="string">
            <text:p>http://example.com/vuln/3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Error Handling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5-16T09:55:07.492" calcext:value-type="date">
            <text:p>16/05/2025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mproper Input Validation</text:p>
          </table:table-cell>
          <table:table-cell office:value-type="string" calcext:value-type="string">
            <text:p>http://example.com/vuln/3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mproper Input Valid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Resolved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5-21T09:55:07.492" calcext:value-type="date">
            <text:p>21/05/2025</text:p>
          </table:table-cell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http://example.com/vuln/3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6-10T09:55:07.492" calcext:value-type="date">
            <text:p>10/06/2025</text:p>
          </table:table-cell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erver-Side Request Forgery (SSRF)</text:p>
          </table:table-cell>
          <table:table-cell office:value-type="string" calcext:value-type="string">
            <text:p>http://example.com/vuln/3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Server-Side Request Forgery (S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5-20T09:55:07.492" calcext:value-type="date">
            <text:p>20/05/2025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pplication Debug Mode Enabled</text:p>
          </table:table-cell>
          <table:table-cell office:value-type="string" calcext:value-type="string">
            <text:p>http://example.com/vuln/3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Application Debug Mode Enabled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3" calcext:value-type="date">
            <text:p>21/05/2025</text:p>
          </table:table-cell>
          <table:table-cell table:style-name="ce2" office:value-type="date" office:date-value="2025-05-31T09:55:07.492" calcext:value-type="date">
            <text:p>31/05/2025</text:p>
          </table:table-cell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secure Deserialization</text:p>
          </table:table-cell>
          <table:table-cell office:value-type="string" calcext:value-type="string">
            <text:p>http://example.com/vuln/3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eserialization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4" calcext:value-type="date">
            <text:p>21/05/2025</text:p>
          </table:table-cell>
          <table:table-cell table:style-name="ce2" office:value-type="date" office:date-value="2025-05-03T09:55:07.492" calcext:value-type="date">
            <text:p>03/05/2025</text:p>
          </table:table-cell>
          <table:table-cell table:style-name="ce2" office:value-type="date" office:date-value="2025-05-05T09:55:07.492" calcext:value-type="date">
            <text:p>05/05/2025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Lack of Content Security Policy</text:p>
          </table:table-cell>
          <table:table-cell office:value-type="string" calcext:value-type="string">
            <text:p>http://example.com/vuln/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Lack of Content Security Policy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4" calcext:value-type="date">
            <text:p>21/05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style-name="ce2" office:value-type="date" office:date-value="2025-04-21T09:55:07.492" calcext:value-type="date">
            <text:p>21/04/2025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Cross-Site Scripting (XSS)</text:p>
          </table:table-cell>
          <table:table-cell office:value-type="string" calcext:value-type="string">
            <text:p>http://example.com/vuln/4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Scripting (XSS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4" calcext:value-type="date">
            <text:p>21/05/2025</text:p>
          </table:table-cell>
          <table:table-cell table:style-name="ce2" office:value-type="date" office:date-value="2025-03-22T09:55:07.492" calcext:value-type="date">
            <text:p>22/03/2025</text:p>
          </table:table-cell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ardcoded Credentials</text:p>
          </table:table-cell>
          <table:table-cell office:value-type="string" calcext:value-type="string">
            <text:p>http://example.com/vuln/42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Hardcoded Credentials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Open</text:p>
          </table:table-cell>
          <table:table-cell table:style-name="ce2" office:value-type="date" office:date-value="2025-05-21T11:15:39.224" calcext:value-type="date">
            <text:p>21/05/2025</text:p>
          </table:table-cell>
          <table:table-cell table:style-name="ce2" office:value-type="date" office:date-value="2025-04-26T09:55:07.492" calcext:value-type="date">
            <text:p>26/04/2025</text:p>
          </table:table-cell>
          <table:table-cell table:style-name="ce2" office:value-type="date" office:date-value="2025-05-02T09:55:07.492" calcext:value-type="date">
            <text:p>02/05/2025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http://example.com/vuln/4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4" calcext:value-type="date">
            <text:p>21/05/2025</text:p>
          </table:table-cell>
          <table:table-cell table:style-name="ce2" office:value-type="date" office:date-value="2025-04-12T09:55:07.492" calcext:value-type="date">
            <text:p>12/04/2025</text:p>
          </table:table-cell>
          <table:table-cell table:style-name="ce2" office:value-type="date" office:date-value="2025-04-13T09:55:07.492" calcext:value-type="date">
            <text:p>13/04/2025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secure Direct Object References (IDOR)</text:p>
          </table:table-cell>
          <table:table-cell office:value-type="string" calcext:value-type="string">
            <text:p>http://example.com/vuln/4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Insecure Direct Object References (IDOR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In Progress</text:p>
          </table:table-cell>
          <table:table-cell table:style-name="ce2" office:value-type="date" office:date-value="2025-05-21T11:15:39.226" calcext:value-type="date">
            <text:p>21/05/2025</text:p>
          </table:table-cell>
          <table:table-cell table:style-name="ce2" office:value-type="date" office:date-value="2025-04-03T09:55:07.492" calcext:value-type="date">
            <text:p>03/04/2025</text:p>
          </table:table-cell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ross-Site Request Forgery (CSRF)</text:p>
          </table:table-cell>
          <table:table-cell office:value-type="string" calcext:value-type="string">
            <text:p>http://example.com/vuln/4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am1=value1&amp;param2=value2</text:p>
          </table:table-cell>
          <table:table-cell office:value-type="string" calcext:value-type="string">
            <text:p>Description of Cross-Site Request Forgery (CSRF)</text:p>
          </table:table-cell>
          <table:table-cell office:value-type="string" calcext:value-type="string">
            <text:p>Potential impact described here.</text:p>
          </table:table-cell>
          <table:table-cell office:value-type="string" calcext:value-type="string">
            <text:p>Recommended mitigation steps.</text:p>
          </table:table-cell>
          <table:table-cell office:value-type="string" calcext:value-type="string">
            <text:p>https://reference-link.com</text:p>
          </table:table-cell>
          <table:table-cell office:value-type="string" calcext:value-type="string">
            <text:p>Closed</text:p>
          </table:table-cell>
          <table:table-cell table:style-name="ce2" office:value-type="date" office:date-value="2025-05-21T11:15:39.226" calcext:value-type="date">
            <text:p>21/05/2025</text:p>
          </table:table-cell>
          <table:table-cell table:style-name="ce2" office:value-type="date" office:date-value="2025-04-14T09:55:07.492" calcext:value-type="date">
            <text:p>14/04/2025</text:p>
          </table:table-cell>
          <table:table-cell table:style-name="ce2" office:value-type="date" office:date-value="2025-04-16T09:55:07.492" calcext:value-type="date">
            <text:p>16/04/2025</text:p>
          </table:table-cell>
          <table:table-cell table:number-columns-repeated="16370"/>
        </table:table-row>
        <table:table-row table:style-name="ro1" table:number-rows-repeated="99952">
          <table:table-cell table:number-columns-repeated="2"/>
          <table:table-cell table:content-validation-name="val1"/>
          <table:table-cell table:number-columns-repeated="16381"/>
        </table:table-row>
        <table:table-row table:style-name="ro1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Vulnerabilities" table:style-name="ta2">
        <table:table-column table:style-name="co7" table:default-cell-style-name="Default"/>
        <table:table-column table:style-name="co3" table:default-cell-style-name="Default"/>
        <table:table-column table:style-name="co6" table:number-columns-repeated="1638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Vulnerability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 Injection (SQLi)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s-Site Scripting (XSS)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oss-Site Request Forgery (CSRF)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ken Authentication and Session Management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ecure Direct Object References (IDOR)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 Misconfiguration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sitive Data Exposure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Components with Known Vulnerabilities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sufficient Logging and Monitoring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validated Redirects and Forwards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ML External Entity (XXE) Injection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roper Access Control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ure Deserialization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Redirects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jacking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ory Listing Enabled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formation Disclosure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rdcoded Credentials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ng Rate Limiting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k of Content Security Policy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roper Input Validation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roper Error Handling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rver-Side Request Forgery (SSRF)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roper Certificate Validation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restricted File Upload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roper Security Header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utdated Software Componen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secure Cookie Setting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roper File Permissions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lication Debug Mode Enable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lnerabilities" style:display-name="PageStyle_Vulnerabil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_20_Rows" style:display-name="PageStyle_Valid R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known</meta:initial-creator>
    <dc:creator>Unknown</dc:creator>
    <meta:creation-date>2025-05-21T11:15:39</meta:creation-date>
    <dc:date>2025-05-21T11:15:39</dc:date>
    <meta:generator>LibreOffice/25.2.3.2$Windows_X86_64 LibreOffice_project/bbb074479178df812d175f709636b368952c2ce3</meta:generator>
    <meta:document-statistic meta:table-count="2" meta:cell-count="678" meta:object-count="0"/>
    <meta:user-defined meta:name="AppVersion">16.0300</meta:user-defined>
  </office:meta>
</office:document-meta>
</file>